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draw:marker-start="Square" draw:marker-start-width="0.457cm" draw:marker-end="Square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color="#8000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cm" svg:y1="1.02cm" svg:x2="1.27cm" svg:y2="8.005cm">
          <text:p/>
        </draw:line>
        <draw:line draw:style-name="gr1" draw:text-style-name="P1" draw:layer="layout" svg:x1="8.89cm" svg:y1="1.02cm" svg:x2="1.27cm" svg:y2="1.02cm">
          <text:p/>
        </draw:line>
        <draw:line draw:style-name="gr1" draw:text-style-name="P1" draw:layer="layout" svg:x1="8.89cm" svg:y1="8.005cm" svg:x2="8.89cm" svg:y2="1.02cm">
          <text:p/>
        </draw:line>
        <draw:line draw:style-name="gr1" draw:text-style-name="P1" draw:layer="layout" svg:x1="1.27cm" svg:y1="8.005cm" svg:x2="8.89cm" svg:y2="8.005cm">
          <text:p/>
        </draw:line>
        <draw:line draw:style-name="gr2" draw:text-style-name="P1" draw:layer="layout" svg:x1="1.27cm" svg:y1="8.005cm" svg:x2="3.81cm" svg:y2="8.005cm">
          <text:p/>
        </draw:line>
        <draw:line draw:style-name="gr3" draw:text-style-name="P1" draw:layer="layout" svg:x1="1.27cm" svg:y1="8.005cm" svg:x2="1.27cm" svg:y2="11.815cm">
          <text:p/>
        </draw:line>
        <draw:line draw:style-name="gr3" draw:text-style-name="P1" draw:layer="layout" svg:x1="1.27cm" svg:y1="11.815cm" svg:x2="8.89cm" svg:y2="11.815cm">
          <text:p/>
        </draw:line>
        <draw:line draw:style-name="gr3" draw:text-style-name="P1" draw:layer="layout" svg:x1="8.89cm" svg:y1="9.91cm" svg:x2="8.89cm" svg:y2="11.815cm">
          <text:p/>
        </draw:line>
        <draw:line draw:style-name="gr3" draw:text-style-name="P1" draw:layer="layout" svg:x1="3.81cm" svg:y1="9.91cm" svg:x2="8.89cm" svg:y2="9.91cm">
          <text:p/>
        </draw:line>
        <draw:line draw:style-name="gr3" draw:text-style-name="P1" draw:layer="layout" svg:x1="3.81cm" svg:y1="8.005cm" svg:x2="3.81cm" svg:y2="9.91cm">
          <text:p/>
        </draw:line>
        <draw:line draw:style-name="gr1" draw:text-style-name="P1" draw:layer="layout" svg:x1="3.175cm" svg:y1="7.37cm" svg:x2="1.905cm" svg:y2="8.64cm">
          <text:p/>
        </draw:line>
        <draw:line draw:style-name="gr1" draw:text-style-name="P1" draw:layer="layout" svg:x1="1.905cm" svg:y1="7.37cm" svg:x2="3.175cm" svg:y2="8.64cm">
          <text:p/>
        </draw:line>
        <draw:frame draw:style-name="gr4" draw:text-style-name="P2" draw:layer="layout" svg:width="3.175cm" svg:height="1.673cm" svg:x="1.27cm" svg:y="5.697cm">
          <draw:text-box>
            <text:p text:style-name="P2"><text:span text:style-name="T1">remove this edge</text:span></text:p>
          </draw:text-box>
        </draw:frame>
        <draw:frame draw:style-name="gr5" draw:text-style-name="P3" draw:layer="layout" svg:width="3.81cm" svg:height="2.155cm" svg:x="2.54cm" svg:y="9.91cm">
          <draw:text-box>
            <text:p text:style-name="P3"><text:span text:style-name="T2">add these ed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k Joliat</meta:initial-creator>
    <meta:creation-date>2010-10-12T15:00:36</meta:creation-date>
    <dc:date>2010-10-12T15:17:06</dc:date>
    <dc:creator>Nick Joliat</dc:creator>
    <meta:editing-duration>PT00H00M47S</meta:editing-duration>
    <meta:editing-cycles>1</meta:editing-cycles>
    <meta:document-statistic meta:object-count="14"/>
    <meta:generator>OpenOffice.org/3.2$Linux OpenOffice.org_project/320m12$Build-9483</meta:generator>
  </office:meta>
</office:document-meta>
</file>